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09cm" fo:min-width="4.45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8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3cm" fo:min-width="2.802cm"/>
    </style:style>
    <style:style style:name="gr9" style:family="graphic" style:parent-style-name="objectwithoutfill">
      <style:graphic-properties draw:marker-start="" draw:marker-end="Arrow" draw:fill="none" draw:textarea-vertical-align="middle" draw:shadow-offset-x="0.203cm" draw:shadow-offset-y="0.203cm"/>
    </style:style>
    <style:style style:name="gr10" style:family="graphic" style:parent-style-name="objectwithoutfill">
      <style:graphic-properties draw:marker-end="Arrow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2.802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8cm" fo:min-width="2.80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6cm" fo:min-width="0cm"/>
    </style:style>
    <style:style style:name="gr16" style:family="graphic" style:parent-style-name="objectwithoutfill">
      <style:graphic-properties draw:marker-start="Arrow" draw:marker-end="" draw:fill="none" draw:textarea-vertical-align="middle" draw:shadow-offset-x="0.203cm" draw:shadow-offset-y="0.20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4.659cm" svg:height="0.962cm" svg:x="15.351cm" svg:y="12.992cm">
          <draw:text-box>
            <text:p>Live OpenShift</text:p>
          </draw:text-box>
        </draw:frame>
        <draw:frame draw:style-name="gr2" draw:layer="layout" svg:width="6.831cm" svg:height="0.962cm" svg:x="2.282cm" svg:y="12.811cm">
          <draw:text-box>
            <text:p>Django Example Repo</text:p>
          </draw:text-box>
        </draw:frame>
        <draw:frame draw:style-name="gr3" draw:layer="layout" svg:width="4.477cm" svg:height="1.016cm" svg:x="2.35cm" svg:y="7.169cm">
          <draw:text-box>
            <text:p>Github Master</text:p>
          </draw:text-box>
        </draw:frame>
        <draw:frame draw:style-name="gr4" draw:layer="layout" svg:width="3.702cm" svg:height="0.962cm" svg:x="15.59cm" svg:y="5.318cm">
          <draw:text-box draw:corner-radius="10.922cm">
            <text:p>Local Repo</text:p>
          </draw:text-box>
        </draw:frame>
        <draw:line draw:style-name="gr5" draw:text-style-name="P1" draw:layer="layout" svg:x1="18.257cm" svg:y1="6.534cm" svg:x2="18.257cm" svg:y2="12.938cm">
          <text:p/>
        </draw:line>
        <draw:frame draw:style-name="gr6" draw:layer="layout" svg:width="4.079cm" svg:height="0.962cm" svg:x="9.748cm" svg:y="3.921cm">
          <draw:text-box>
            <text:p>1. Setup</text:p>
          </draw:text-box>
        </draw:frame>
        <draw:line draw:style-name="gr5" draw:text-style-name="P1" draw:layer="layout" svg:x1="6.827cm" svg:y1="7.677cm" svg:x2="15.717cm" svg:y2="6.153cm">
          <text:p/>
        </draw:line>
        <draw:line draw:style-name="gr5" draw:text-style-name="P1" draw:layer="layout" svg:x1="7.081cm" svg:y1="4.375cm" svg:x2="15.59cm" svg:y2="5.645cm">
          <text:p/>
        </draw:line>
        <draw:frame draw:style-name="gr6" draw:layer="layout" svg:width="4.079cm" svg:height="0.962cm" svg:x="9.606cm" svg:y="5.899cm">
          <draw:text-box>
            <text:p>2. Merge</text:p>
          </draw:text-box>
        </draw:frame>
        <draw:line draw:style-name="gr5" draw:text-style-name="P1" draw:layer="layout" svg:x1="9.24cm" svg:y1="13.265cm" svg:x2="17.241cm" svg:y2="6.28cm">
          <text:p/>
        </draw:line>
        <draw:frame draw:style-name="gr6" draw:layer="layout" svg:width="5.349cm" svg:height="0.962cm" svg:x="9.733cm" svg:y="1.508cm">
          <draw:text-box>
            <text:p>4. Push and test</text:p>
          </draw:text-box>
        </draw:frame>
        <draw:frame draw:style-name="gr7" draw:layer="layout" svg:width="4.625cm" svg:height="0.962cm" svg:x="2.382cm" svg:y="3.867cm">
          <draw:text-box>
            <text:p>Dev OpenShift</text:p>
          </draw:text-box>
        </draw:frame>
        <draw:frame draw:style-name="gr8" draw:layer="layout" svg:width="4.079cm" svg:height="0.962cm" svg:x="7.828cm" svg:y="11.233cm">
          <draw:text-box>
            <text:p>3. Merge</text:p>
          </draw:text-box>
        </draw:frame>
        <draw:path draw:style-name="gr9" draw:text-style-name="P1" draw:layer="layout" svg:width="4.704cm" svg:height="5.96cm" draw:transform="skewX (0.558505360638185) rotate (2.41850274448854) translate (9.86864350855462cm 6.6596526212087cm)" svg:viewBox="0 0 4705 5961" svg:d="m0 5961c5950 0 4565-5961 4565-5961">
          <text:p/>
        </draw:path>
        <draw:path draw:style-name="gr10" draw:text-style-name="P1" draw:layer="layout" svg:width="9.532cm" svg:height="4.658cm" draw:transform="rotate (-2.4942500340251) translate (16.3520000101426cm 6.28000001341573cm)" svg:viewBox="0 0 9533 4659" svg:d="m0 0c6528 0 9533 4659 9533 4659">
          <text:p/>
        </draw:path>
        <draw:frame draw:style-name="gr11" draw:layer="layout" svg:width="4.079cm" svg:height="1.016cm" svg:x="15.463cm" svg:y="10.598cm">
          <draw:text-box>
            <text:p>6. Push</text:p>
          </draw:text-box>
        </draw:frame>
        <draw:frame draw:style-name="gr6" draw:layer="layout" svg:width="4.079cm" svg:height="0.962cm" svg:x="9.479cm" svg:y="7.423cm">
          <draw:text-box>
            <text:p>5. Commit</text:p>
          </draw:text-box>
        </draw:frame>
        <draw:line draw:style-name="gr12" draw:text-style-name="P1" draw:layer="layout" svg:x1="1cm" svg:y1="15.224cm" svg:x2="20.59cm" svg:y2="15.351cm">
          <text:p/>
        </draw:line>
        <draw:frame draw:style-name="gr7" draw:layer="layout" svg:width="5.353cm" svg:height="0.962cm" svg:x="1.381cm" svg:y="14.335cm">
          <draw:text-box>
            <text:p>Setup Repository</text:p>
          </draw:text-box>
        </draw:frame>
        <draw:frame draw:style-name="gr7" draw:layer="layout" svg:width="6.992cm" svg:height="0.962cm" svg:x="1.381cm" svg:y="15.351cm">
          <draw:text-box>
            <text:p>Development Workflow</text:p>
          </draw:text-box>
        </draw:frame>
        <draw:frame draw:style-name="gr1" draw:layer="layout" svg:width="4.659cm" svg:height="0.962cm" svg:x="15.097cm" svg:y="25.095cm">
          <draw:text-box>
            <text:p>Live OpenShift</text:p>
          </draw:text-box>
        </draw:frame>
        <draw:frame draw:style-name="gr3" draw:layer="layout" svg:width="4.477cm" svg:height="1.016cm" svg:x="1.889cm" svg:y="18.78cm">
          <draw:text-box>
            <text:p>Github Master</text:p>
          </draw:text-box>
        </draw:frame>
        <draw:frame draw:style-name="gr4" draw:layer="layout" svg:width="3.702cm" svg:height="0.962cm" svg:x="15.324cm" svg:y="20.142cm">
          <draw:text-box draw:corner-radius="10.922cm">
            <text:p>Local Repo</text:p>
          </draw:text-box>
        </draw:frame>
        <draw:line draw:style-name="gr5" draw:text-style-name="P1" draw:layer="layout" svg:x1="17.991cm" svg:y1="21.358cm" svg:x2="18.018cm" svg:y2="24.714cm">
          <text:p/>
        </draw:line>
        <draw:line draw:style-name="gr13" draw:text-style-name="P1" draw:layer="layout" svg:x1="6.461cm" svg:y1="24.114cm" svg:x2="16.24cm" svg:y2="21.193cm">
          <text:p/>
        </draw:line>
        <draw:frame draw:style-name="gr14" draw:layer="layout" svg:width="4.079cm" svg:height="0.978cm" svg:x="8.239cm" svg:y="18.691cm">
          <draw:text-box>
            <text:p>3. Push</text:p>
          </draw:text-box>
        </draw:frame>
        <draw:frame draw:style-name="gr6" draw:layer="layout" svg:width="5.984cm" svg:height="1.673cm" svg:x="6.08cm" svg:y="21.193cm">
          <draw:text-box>
            <text:p>2. Work, commit,<text:line-break/> <text:s text:c="3"/>push, test</text:p>
          </draw:text-box>
        </draw:frame>
        <draw:frame draw:style-name="gr15" draw:layer="layout" svg:width="4.625cm" svg:height="0.962cm" svg:x="1.635cm" svg:y="23.86cm">
          <draw:text-box>
            <text:p>Dev OpenShift</text:p>
          </draw:text-box>
        </draw:frame>
        <draw:frame draw:style-name="gr11" draw:layer="layout" svg:width="4.079cm" svg:height="1.016cm" svg:x="15.082cm" svg:y="23.317cm">
          <draw:text-box>
            <text:p>4. Push</text:p>
          </draw:text-box>
        </draw:frame>
        <draw:line draw:style-name="gr13" draw:text-style-name="P1" draw:layer="layout" svg:x1="6.461cm" svg:y1="19.542cm" svg:x2="15.351cm" svg:y2="20.431cm">
          <text:p/>
        </draw:line>
        <draw:path draw:style-name="gr16" draw:text-style-name="P1" draw:layer="layout" svg:width="4.704cm" svg:height="5.96cm" draw:transform="skewX (0.558505360638185) rotate (2.41850274448854) translate (9.66764350855463cm 21.9666526212087cm)" svg:viewBox="0 0 4705 5961" svg:d="m0 5961c5950 0 4565-5961 4565-5961">
          <text:p/>
        </draw:path>
        <draw:frame draw:style-name="gr14" draw:layer="layout" svg:width="4.079cm" svg:height="0.978cm" svg:x="8.986cm" svg:y="16.875cm">
          <draw:text-box>
            <text:p>1. Pul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23T01:28:35</meta:creation-date>
    <dc:date>2013-07-24T00:13:49</dc:date>
    <meta:editing-duration>PT2M21S</meta:editing-duration>
    <meta:editing-cycles>4</meta:editing-cycles>
    <meta:generator>LibreOffice/3.5$Linux_X86_64 LibreOffice_project/350m1$Build-2</meta:generator>
    <meta:document-statistic meta:object-count="32"/>
  </office:meta>
</office:document-meta>
</file>